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2" style:family="table">
      <style:table-properties style:width="15.903cm" table:align="left"/>
    </style:style>
    <style:style style:name="Таблица2.A" style:family="table-column">
      <style:table-column-properties style:column-width="3.404cm"/>
    </style:style>
    <style:style style:name="Таблица2.B" style:family="table-column">
      <style:table-column-properties style:column-width="12.499cm"/>
    </style:style>
    <style:style style:name="Таблица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Heading_20_2">
      <style:text-properties fo:language="ru" fo:country="RU" officeooo:rsid="0009d9d5" officeooo:paragraph-rsid="0008cb78"/>
    </style:style>
    <style:style style:name="P2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officeooo:rsid="0009d9d5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officeooo:rsid="0009d9d5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5" style:family="paragraph" style:parent-style-name="Heading_20_4">
      <style:paragraph-properties fo:margin-left="0cm" fo:margin-right="0cm" fo:margin-top="0.423cm" fo:margin-bottom="0.212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bold" officeooo:rsid="0009d9d5"/>
    </style:style>
    <style:style style:name="P6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8" style:family="paragraph" style:parent-style-name="Heading_20_4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bold" officeooo:rsid="0009d9d5"/>
    </style:style>
    <style:style style:name="P9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09d9d5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12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 officeooo:paragraph-rsid="000b4e29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09d9d5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18" style:family="paragraph" style:parent-style-name="Text_20_body" style:list-style-name="L9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9d9d5"/>
    </style:style>
    <style:style style:name="P20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21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22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09d9d5"/>
    </style:style>
    <style:style style:name="P24" style:family="paragraph" style:parent-style-name="Standard">
      <style:text-properties fo:language="ru" fo:country="RU" officeooo:rsid="0009d9d5" officeooo:paragraph-rsid="0008cb78"/>
    </style:style>
    <style:style style:name="T1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0b4e29"/>
    </style:style>
    <style:style style:name="T6" style:family="text">
      <style:text-properties fo:color="#0f1115" loext:opacity="100%" fo:letter-spacing="normal" fo:font-weight="normal"/>
    </style:style>
    <style:style style:name="T7" style:family="text">
      <style:text-properties fo:color="#0f1115" loext:opacity="100%" fo:letter-spacing="normal" fo:font-weight="normal" officeooo:rsid="000b4e29"/>
    </style:style>
    <style:style style:name="T8" style:family="text">
      <style:text-properties officeooo:rsid="000b4e29"/>
    </style:style>
    <style:style style:name="T9" style:family="text">
      <style:text-properties officeooo:rsid="000e147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Техническое задание: Фриланс-биржа</text:span></text:span></text:h>
      <text:h text:style-name="P2" text:outline-level="3"><text:span text:style-name="Strong_20_Emphasis"><text:span text:style-name="T2">1. Общая концепция</text:span></text:span></text:h>
      <text:p text:style-name="P3"><text:span text:style-name="Strong_20_Emphasis"><text:span text:style-name="T3">Фриланс-биржа</text:span></text:span><text:span text:style-name="T4"> — это веб-приложение, где зарегистрированные пользователи могут:</text:span></text:p>
      <text:list text:style-name="L1">
        <text:list-item>
          <text:p text:style-name="P4">Размещать свои работы (задания)</text:p>
        </text:list-item>
        <text:list-item>
          <text:p text:style-name="P4">Брать чужие работы на выполнение</text:p>
        </text:list-item>
        <text:list-item>
          <text:p text:style-name="P4">Общаться друг с другом для согласования деталей</text:p>
        </text:list-item>
      </text:list>
      <text:h text:style-name="P2" text:outline-level="3"><text:span text:style-name="Strong_20_Emphasis"><text:span text:style-name="T2">2. Функциональные требования</text:span></text:span></text:h>
      <text:h text:style-name="P5" text:outline-level="4">2.1. Регистрация и вход</text:h>
      <text:list text:style-name="L2">
        <text:list-item>
          <text:p text:style-name="P6">Пользователь может зарегистрироваться, указав:</text:p>
          <text:list>
            <text:list-item>
              <text:p text:style-name="P7">Логин (уникальный, нельзя повторять)</text:p>
            </text:list-item>
            <text:list-item>
              <text:p text:style-name="P7">Пароль</text:p>
            </text:list-item>
            <text:list-item>
              <text:p text:style-name="P7">Email</text:p>
            </text:list-item>
          </text:list>
        </text:list-item>
        <text:list-item>
          <text:p text:style-name="P7">После регистрации пользователь может войти в систему по логину и паролю</text:p>
        </text:list-item>
        <text:list-item>
          <text:p text:style-name="P7">Есть личный кабинет, где хранится информация о пользователе</text:p>
        </text:list-item>
      </text:list>
      <text:h text:style-name="P8" text:outline-level="4">2.2. Работы (задания)</text:h>
      <text:p text:style-name="P9">Каждый пользователь может:</text:p>
      <text:list text:style-name="L3">
        <text:list-item>
          <text:p text:style-name="P10"><text:span text:style-name="Strong_20_Emphasis"><text:span text:style-name="T3">Создать работу</text:span></text:span><text:span text:style-name="T4"> — указать название, описание, категорию, </text:span><text:span text:style-name="T5">награда</text:span><text:span text:style-name="T4">, срок (по желанию)</text:span></text:p>
        </text:list-item>
        <text:list-item>
          <text:p text:style-name="P10"><text:span text:style-name="Strong_20_Emphasis"><text:span text:style-name="T3">Редактировать</text:span></text:span><text:span text:style-name="T4"> — только свои работы, пока их никто не взял</text:span></text:p>
        </text:list-item>
        <text:list-item>
          <text:p text:style-name="P10"><text:span text:style-name="Strong_20_Emphasis"><text:span text:style-name="T3">Удалить</text:span></text:span><text:span text:style-name="T4"> — только свои работы, пока их никто не взял</text:span></text:p>
        </text:list-item>
        <text:list-item>
          <text:p text:style-name="P10"><text:span text:style-name="Strong_20_Emphasis"><text:span text:style-name="T3">Взять в работу</text:span></text:span><text:span text:style-name="T4"> — любой пользователь может взять чужую работу (кроме автора)</text:span></text:p>
        </text:list-item>
        <text:list-item>
          <text:p text:style-name="P10"><text:span text:style-name="Strong_20_Emphasis"><text:span text:style-name="T3">Завершить</text:span></text:span><text:span text:style-name="Strong_20_Emphasis"><text:span text:style-name="T4"> — </text:span></text:span><text:span text:style-name="Strong_20_Emphasis"><text:span text:style-name="T5">при завершении работа автоматически удаляется</text:span></text:span></text:p>
        </text:list-item>
      </text:list>
      <text:p text:style-name="P3"><text:span text:style-name="Strong_20_Emphasis"><text:span text:style-name="T3">Статусы работ:</text:span></text:span></text:p>
      <text:list text:style-name="L4">
        <text:list-item>
          <text:p text:style-name="P11">«Открыта» — работу можно взять</text:p>
        </text:list-item>
        <text:list-item>
          <text:p text:style-name="P11">«В работе» — у работы есть исполнитель</text:p>
        </text:list-item>
        <text:list-item>
          <text:p text:style-name="P11">«Завершена» — работа выполнена</text:p>
        </text:list-item>
      </text:list>
      <text:h text:style-name="P8" text:outline-level="4"><text:soft-page-break/>2.3. Категории работ</text:h>
      <text:p text:style-name="P9">При создании работы пользователь выбирает категорию. Это помогает другим пользователям находить подходящие задания.</text:p>
      <text:p text:style-name="P3"><text:span text:style-name="Strong_20_Emphasis"><text:span text:style-name="T3">Список категорий:</text:span></text:span></text:p>
      <text:p text:style-name="P12"><text:span text:style-name="Strong_20_Emphasis"><text:span text:style-name="T6">- Разработка</text:span></text:span></text:p>
      <text:p text:style-name="P12"><text:span text:style-name="Strong_20_Emphasis"><text:span text:style-name="T6">- Дизайн</text:span></text:span></text:p>
      <text:p text:style-name="P12"><text:span text:style-name="Strong_20_Emphasis"><text:span text:style-name="T7">-Тексты</text:span></text:span></text:p>
      <text:p text:style-name="P12"><text:span text:style-name="Strong_20_Emphasis"><text:span text:style-name="T7">- Аудио/Видео</text:span></text:span></text:p>
      <text:p text:style-name="P12"><text:span text:style-name="Strong_20_Emphasis"><text:span text:style-name="T7">- Маркетинг</text:span></text:span></text:p>
      <text:p text:style-name="P12"><text:span text:style-name="Strong_20_Emphasis"><text:span text:style-name="T7">- Срочная работа</text:span></text:span></text:p>
      <text:p text:style-name="P12"><text:span text:style-name="Strong_20_Emphasis"><text:span text:style-name="T7">- Консультации</text:span></text:span></text:p>
      <text:p text:style-name="P12"><text:span text:style-name="Strong_20_Emphasis"><text:span text:style-name="T7">- Администрирование</text:span></text:span></text:p>
      <text:p text:style-name="P12"><text:span text:style-name="Strong_20_Emphasis"><text:span text:style-name="T7">- Другое</text:span></text:span></text:p>
      <text:h text:style-name="P8" text:outline-level="4">2.4. Поиск работ</text:h>
      <text:p text:style-name="P9">Пользователь может искать работы двумя способами:</text:p>
      <text:p text:style-name="P3"><text:span text:style-name="Strong_20_Emphasis"><text:span text:style-name="T3">1. Поисковая строка</text:span></text:span></text:p>
      <text:list text:style-name="L5">
        <text:list-item>
          <text:p text:style-name="P13">Вводит название работы → показываются работы с <text:span text:style-name="T8">введённым</text:span> названием</text:p>
        </text:list-item>
      </text:list>
      <text:p text:style-name="P3"><text:span text:style-name="Strong_20_Emphasis"><text:span text:style-name="T3">2. Фильтр по категориям</text:span></text:span></text:p>
      <text:list text:style-name="L6">
        <text:list-item>
          <text:p text:style-name="P14">Выбирает категорию из списка → показываются только работы из этой категории</text:p>
        </text:list-item>
      </text:list>
      <text:h text:style-name="P5" text:outline-level="4">2.5. Система откликов</text:h>
      <text:list text:style-name="L7">
        <text:list-item>
          <text:p text:style-name="P15"><text:span text:style-name="T4">Пользователь, который хочет выполнить работу, нажимает кнопку </text:span><text:span text:style-name="Strong_20_Emphasis"><text:span text:style-name="T3">«Откликнуться»</text:span></text:span></text:p>
        </text:list-item>
        <text:list-item>
          <text:p text:style-name="P16">Автор работы видит список всех откликнувшихся</text:p>
        </text:list-item>
        <text:list-item>
          <text:p text:style-name="P16">Автор выбирает исполнителя</text:p>
        </text:list-item>
        <text:list-item>
          <text:p text:style-name="P16">После выбора исполнителя работа переходит в статус «В работе»<text:span text:style-name="T9">(если работа требует одного исполнителя)</text:span></text:p>
        </text:list-item>
      </text:list>
      <text:h text:style-name="P5" text:outline-level="4">2.6. Внутренний чат</text:h>
      <text:list text:style-name="L8">
        <text:list-item>
          <text:p text:style-name="P17">Чат доступен только между автором работы и выбранным исполнителем</text:p>
        </text:list-item>
        <text:list-item>
          <text:p text:style-name="P17">Чат открывается после того, как автор выбрал исполнителя</text:p>
        </text:list-item>
        <text:list-item>
          <text:p text:style-name="P17"><text:soft-page-break/>В чате можно обсуждать детали работы, уточнять правки, договариваться о сроках</text:p>
        </text:list-item>
        <text:list-item>
          <text:p text:style-name="P17">Сообщения сохраняются и видны при следующем входе</text:p>
        </text:list-item>
      </text:list>
      <text:h text:style-name="P2" text:outline-level="3"><text:span text:style-name="Strong_20_Emphasis"><text:span text:style-name="T2">3. Требования к дизайну</text:span></text:span></text:h>
      <text:list text:style-name="L9">
        <text:list-item>
          <text:p text:style-name="P18">Дизайн должен быть понятным и удобным:</text:p>
          <text:list>
            <text:list-item>
              <text:p text:style-name="P19">Работы отображаются в виде карточек</text:p>
            </text:list-item>
            <text:list-item>
              <text:p text:style-name="P19">Есть удобное меню навигации</text:p>
            </text:list-item>
            <text:list-item>
              <text:p text:style-name="P19">Формы для создания работ и регистрации выглядят аккуратно</text:p>
            </text:list-item>
          </text:list>
        </text:list-item>
      </text:list>
      <text:h text:style-name="P2" text:outline-level="3"><text:span text:style-name="Strong_20_Emphasis"><text:span text:style-name="T2">4. Основные страницы приложения</text:span></text:span>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0">Страница</text:p>
            </table:table-cell>
            <table:table-cell table:style-name="Таблица2.A1" office:value-type="string">
              <text:p text:style-name="P20">Что на ней находится</text:p>
            </table:table-cell>
          </table:table-row>
        </table:table-header-rows>
        <table:table-row>
          <table:table-cell table:style-name="Таблица2.A1" office:value-type="string">
            <text:p text:style-name="P21">Главная</text:p>
          </table:table-cell>
          <table:table-cell table:style-name="Таблица2.A1" office:value-type="string">
            <text:p text:style-name="P21">Список всех открытых работ с поиском и фильтром по категориям</text:p>
          </table:table-cell>
        </table:table-row>
        <table:table-row>
          <table:table-cell table:style-name="Таблица2.A1" office:value-type="string">
            <text:p text:style-name="P21">Регистрация</text:p>
          </table:table-cell>
          <table:table-cell table:style-name="Таблица2.A1" office:value-type="string">
            <text:p text:style-name="P21">Форма для создания аккаунта</text:p>
          </table:table-cell>
        </table:table-row>
        <table:table-row>
          <table:table-cell table:style-name="Таблица2.A1" office:value-type="string">
            <text:p text:style-name="P21">Вход</text:p>
          </table:table-cell>
          <table:table-cell table:style-name="Таблица2.A1" office:value-type="string">
            <text:p text:style-name="P21">Форма для входа в аккаунт</text:p>
          </table:table-cell>
        </table:table-row>
        <table:table-row>
          <table:table-cell table:style-name="Таблица2.A1" office:value-type="string">
            <text:p text:style-name="P21">Личный кабинет</text:p>
          </table:table-cell>
          <table:table-cell table:style-name="Таблица2.A1" office:value-type="string">
            <text:p text:style-name="P21">Мои созданные работы, мои взятые работы, мои отклики</text:p>
          </table:table-cell>
        </table:table-row>
        <table:table-row>
          <table:table-cell table:style-name="Таблица2.A1" office:value-type="string">
            <text:p text:style-name="P21">Создание работы</text:p>
          </table:table-cell>
          <table:table-cell table:style-name="Таблица2.A1" office:value-type="string">
            <text:p text:style-name="P21">Форма для создания нового задания</text:p>
          </table:table-cell>
        </table:table-row>
        <table:table-row>
          <table:table-cell table:style-name="Таблица2.A1" office:value-type="string">
            <text:p text:style-name="P21">Страница работы</text:p>
          </table:table-cell>
          <table:table-cell table:style-name="Таблица2.A1" office:value-type="string">
            <text:p text:style-name="P21">Детали работы, кнопка «Откликнуться» (если работа открыта)</text:p>
          </table:table-cell>
        </table:table-row>
        <table:table-row>
          <table:table-cell table:style-name="Таблица2.A1" office:value-type="string">
            <text:p text:style-name="P21">Чат</text:p>
          </table:table-cell>
          <table:table-cell table:style-name="Таблица2.A1" office:value-type="string">
            <text:p text:style-name="P22">Переписка с исполнителем/заказчиком по конкретной работе</text:p>
          </table:table-cell>
        </table:table-row>
      </table:table>
      <text:h text:style-name="P2" text:outline-level="3"><text:span text:style-name="Strong_20_Emphasis"><text:span text:style-name="T2">6. Технологии</text:span></text:span></text:h>
      <text:list text:style-name="L10">
        <text:list-item>
          <text:p text:style-name="P23"><text:span text:style-name="Strong_20_Emphasis"><text:span text:style-name="T3">Backend:</text:span></text:span><text:span text:style-name="T4"> Flask (Python)</text:span></text:p>
        </text:list-item>
        <text:list-item>
          <text:p text:style-name="P23"><text:span text:style-name="Strong_20_Emphasis"><text:span text:style-name="T3">Frontend:</text:span></text:span><text:span text:style-name="T4"> HTML + CSS</text:span></text:p>
        </text:list-item>
        <text:list-item>
          <text:p text:style-name="P23"><text:span text:style-name="Strong_20_Emphasis"><text:span text:style-name="T3">База данных:</text:span></text:span><text:span text:style-name="T4"> SQLite (для хранения пользователей, работ, сообщений)</text:span></text:p>
        </text:list-item>
        <text:list-item>
          <text:p text:style-name="P23"><text:span text:style-name="Strong_20_Emphasis"><text:span text:style-name="T3">Библиотеки:</text:span></text:span><text:span text:style-name="T4"> Flask-Login (для входа), SQLAlchemy (для работы с БД)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14:02:20.972257900</meta:creation-date>
    <dc:date>2026-04-20T19:56:12.809982100</dc:date>
    <meta:editing-duration>PT21M32S</meta:editing-duration>
    <meta:editing-cycles>2</meta:editing-cycles>
    <meta:generator>LibreOffice/25.8.4.2$Windows_X86_64 LibreOffice_project/290daaa01b999472f0c7a3890eb6a550fd74c6df</meta:generator>
    <meta:document-statistic meta:table-count="1" meta:image-count="0" meta:object-count="0" meta:page-count="3" meta:paragraph-count="80" meta:word-count="426" meta:character-count="2881" meta:non-whitespace-character-count="2561"/>
  </office:meta>
</office:document-meta>
</file>